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02cm solid #000000"/>
    </style:style>
    <style:style style:name="Tabella1.C1" style:family="table-cell">
      <style:table-cell-properties fo:padding="0.097cm" fo:border="none"/>
    </style:style>
    <style:style style:name="Tabella2" style:family="table">
      <style:table-properties style:width="18.985cm" table:align="left"/>
    </style:style>
    <style:style style:name="Tabella2.A" style:family="table-column">
      <style:table-column-properties style:column-width="8.871cm"/>
    </style:style>
    <style:style style:name="Tabella2.B" style:family="table-column">
      <style:table-column-properties style:column-width="0.69cm"/>
    </style:style>
    <style:style style:name="Tabella2.C" style:family="table-column">
      <style:table-column-properties style:column-width="9.424cm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02cm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7.003cm" style:rel-column-width="24154*"/>
    </style:style>
    <style:style style:name="Tabella3.A1" style:family="table-cell">
      <style:table-cell-properties fo:padding="0.097cm" fo:border-left="none" fo:border-right="none" fo:border-top="none" fo:border-bottom="0.002cm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499cm" style:rel-column-width="517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E" style:family="table-column">
      <style:table-column-properties style:column-width="7.003cm" style:rel-column-width="24154*"/>
    </style:style>
    <style:style style:name="Tabella4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</style:style>
    <style:style style:name="P8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9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9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40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42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left="0cm" fo:margin-right="0.005cm" fo:text-align="start" style:justify-single-word="false" fo:text-indent="0cm" style:auto-text-indent="false"/>
    </style:style>
    <style:style style:name="P45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6" style:family="paragraph" style:parent-style-name="Table_20_Contents">
      <style:paragraph-properties fo:margin-left="0.132cm" fo:margin-right="0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7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fo:color="#333333" style:font-name="Colibri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4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51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52" style:family="paragraph">
      <style:paragraph-properties fo:text-align="cente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Helvetica" fo:font-weight="normal" style:font-weight-asian="normal" style:font-weight-complex="normal"/>
    </style:style>
    <style:style style:name="T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style:text-overline-style="none" style:text-overline-color="font-color"/>
    </style:style>
    <style:style style:name="T13" style:family="text">
      <style:text-properties style:font-name="Arial1" fo:font-weight="normal" style:font-weight-asian="normal" style:font-weight-complex="normal"/>
    </style:style>
    <style:style style:name="T14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8.004cm" svg:y="0.621cm" fo:min-width="2cm" draw:z-index="1">
        <draw:text-box fo:min-height="0.499cm">
          <text:p text:style-name="Frame_20_contents"/>
        </draw:text-box>
      </draw:frame>
      <text:p text:style-name="P16"><text:placeholder text:placeholder-type="text">&lt;o.partner_id and (setLang(o.partner_id.lang or 'en_US')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1"><draw:line text:anchor-type="paragraph" draw:z-index="0" draw:style-name="gr1" draw:text-style-name="P52" svg:x1="0.032cm" svg:y1="0.012cm" svg:x2="7.37cm" svg:y2="0.012cm"><text:p/></draw:line>Doc. di trasporto n.</text:p>
          </table:table-cell>
          <table:table-cell table:style-name="Tabella1.B1" office:value-type="string">
            <text:p text:style-name="P46"><text:placeholder text:placeholder-type="text">&lt;o.ddt_number or ''&gt;</text:placeholder></text:p>
          </table:table-cell>
          <table:table-cell table:style-name="Tabella1.C1" office:value-type="string">
            <text:p text:style-name="P31">del</text:p>
          </table:table-cell>
          <table:table-cell table:style-name="Tabella1.B1" office:value-type="string">
            <text:p text:style-name="P46"><text:placeholder text:placeholder-type="text">&lt;o.ddt_date and formatLang(o.ddt_date, date = True)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2">Destinatario</text:p>
          </table:table-cell>
          <table:table-cell table:style-name="Tabella2.A1" office:value-type="string">
            <text:p text:style-name="P32"/>
          </table:table-cell>
          <table:table-cell table:style-name="Tabella2.A1" office:value-type="string">
            <text:p text:style-name="P32">Destinazione</text:p>
          </table:table-cell>
        </table:table-row>
        <table:table-row>
          <table:table-cell table:style-name="Tabella2.A2" office:value-type="string">
            <text:p text:style-name="P48"><text:span text:style-name="T11"><text:placeholder text:placeholder-type="text">&lt;o.partner_id and o.partner_id.address and o.partner_id.address[0].title and o.partner_id.address[0].title.name or ''&gt;</text:placeholder></text:span><text:span text:style-name="T11"> </text:span><text:span text:style-name="T11"><text:placeholder text:placeholder-type="text">&lt;o.partner_id and o.partner_id.name or ''&gt;</text:placeholder></text:span></text:p>
            <text:p text:style-name="P4"><text:placeholder text:placeholder-type="text">&lt;o.partner_id and o.partner_id.address and o.partner_id.address[0].street or ''&gt;</text:placeholder></text:p>
            <text:p text:style-name="P9"><text:placeholder text:placeholder-type="text">&lt;o.partner_id and o.partner_id.address and o.partner_id.address[0].zip or ''&gt;</text:placeholder> <text:s/><text:placeholder text:placeholder-type="text">&lt;o.partner_id and o.partner_id.address and o.partner_id.address[0].city or ''&gt;</text:placeholder> <text:s text:c="2"/>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text:p text:style-name="P47"/>
            <text:p text:style-name="P50"><text:span text:style-name="T10">P.IVA</text:span><text:span text:style-name="T11">: <text:tab/></text:span><text:span text:style-name="T11"><text:placeholder text:placeholder-type="text">&lt;o.partner_id.vat or ''&gt;</text:placeholder></text:span></text:p>
            <text:p text:style-name="P50"><text:span text:style-name="T10">C.F.</text:span><text:span text:style-name="T11"><text:tab/></text:span><text:span text:style-name="T11"><text:placeholder text:placeholder-type="text">&lt;o.partner_id.fiscalcode or o.partner_id.vat or ''&gt;</text:placeholder></text:span></text:p>
            <text:p text:style-name="P45"/>
          </table:table-cell>
          <table:table-cell table:style-name="Tabella2.A1" office:value-type="string">
            <text:p text:style-name="P30"/>
          </table:table-cell>
          <table:table-cell table:style-name="Tabella2.A2" office:value-type="string">
            <text:p text:style-name="P36"><text:placeholder text:placeholder-type="text">&lt;choose&gt;</text:placeholder></text:p>
            <text:p text:style-name="P36"><text:placeholder text:placeholder-type="text">&lt;when test="o.address_delivery_id"&gt;</text:placeholder></text:p>
            <text:p text:style-name="P37">Luogo di destinazione</text:p>
            <text:p text:style-name="P36"/>
            <text:p text:style-name="P37"><text:placeholder text:placeholder-type="text">&lt;o.address_delivery_id and o.address_delivery_id.partner_id.name or ''&gt;</text:placeholder></text:p>
            <text:p text:style-name="P28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<text:p text:style-name="P36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<text:p text:style-name="P36"><text:placeholder text:placeholder-type="text">&lt;/when&gt;</text:placeholder></text:p>
            <text:p text:style-name="P36"><text:placeholder text:placeholder-type="text">&lt;otherwise&gt;</text:placeholder></text:p>
            <text:p text:style-name="P36"><text:placeholder text:placeholder-type="text">&lt;if test="o.address_id"&gt;</text:placeholder></text:p>
            <text:p text:style-name="P37">Luogo di destinazione</text:p>
            <text:p text:style-name="P37"/>
            <text:p text:style-name="P37"><text:placeholder text:placeholder-type="text">&lt;o.address_id and o.address_id.partner_id.name or ''&gt;</text:placeholder></text:p>
            <text:p text:style-name="P28"><text:placeholder text:placeholder-type="text">&lt;o.address_id and o.address_id.street or ''&gt;</text:placeholder> <text:placeholder text:placeholder-type="text">&lt;o.address_id and o.address_id.street2 or ''&gt;</text:placeholder></text:p>
            <text:p text:style-name="P36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<text:p text:style-name="P36"><text:placeholder text:placeholder-type="text">&lt;/if&gt;</text:placeholder></text:p>
            <text:p text:style-name="P36"><text:placeholder text:placeholder-type="text">&lt;/otherwise&gt;</text:placeholder></text:p>
            <text:p text:style-name="P51"><text:soft-page-break/><text:placeholder text:placeholder-type="text">&lt;/choose&gt;</text:placeholder></text:p>
          </table:table-cell>
        </table:table-row>
      </table:table>
      <text:p text:style-name="P43"/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33">Cod. Art.</text:p>
          </table:table-cell>
          <table:table-cell table:style-name="Tabella3.A1" office:value-type="string">
            <text:p text:style-name="P33">Descrizione</text:p>
          </table:table-cell>
          <table:table-cell table:style-name="Tabella3.A1" office:value-type="string">
            <text:p text:style-name="P33">Um </text:p>
          </table:table-cell>
          <table:table-cell table:style-name="Tabella3.A1" office:value-type="string">
            <text:p text:style-name="P33">Q.tà</text:p>
          </table:table-cell>
          <table:table-cell table:style-name="Tabella3.A1" office:value-type="string">
            <text:p text:style-name="P34">Seriali</text:p>
          </table:table-cell>
        </table:table-row>
      </table:table>
      <text:p text:style-name="P11"><text:placeholder text:placeholder-type="text">&lt;for each="line in raggruppaddt(o.move_lines)"&gt;</text:placeholder></text:p>
      <text:p text:style-name="P21"><text:span text:style-name="T9"><text:tab/></text:span><text:span text:style-name="T14"><text:placeholder text:placeholder-type="text">&lt;get_description(line.origin)&gt;</text:placeholder></text:span></text:p>
      <text:p text:style-name="P11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able:table-row>
          <table:table-cell table:style-name="Tabella4.A1" office:value-type="string">
            <text:p text:style-name="P19"><text:placeholder text:placeholder-type="text">&lt;riga.product_id.code or ''&gt;</text:placeholder></text:p>
          </table:table-cell>
          <table:table-cell table:style-name="Tabella4.A1" office:value-type="string">
            <text:p text:style-name="P19"><text:placeholder text:placeholder-type="text">&lt;riga.product_id.name or ''&gt;</text:placeholder> <text:span text:style-name="T12"><text:placeholder text:placeholder-type="text">&lt;riga.note or ''&gt;</text:placeholder></text:span><text:span text:style-name="T12"> </text:span></text:p>
            <text:p text:style-name="P22"/>
          </table:table-cell>
          <table:table-cell table:style-name="Tabella4.A1" office:value-type="string">
            <text:p text:style-name="P34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9"><text:placeholder text:placeholder-type="text">&lt;("%1.0f" % riga.product_qty) or 0&gt;</text:placeholder></text:p>
          </table:table-cell>
          <table:table-cell table:style-name="Tabella4.A1" office:value-type="string">
            <text:p text:style-name="P20"><text:placeholder text:placeholder-type="text">&lt;riga.prodlot_id and riga.prodlot_id.name or ''&gt;</text:placeholder></text:p>
          </table:table-cell>
        </table:table-row>
      </table:table>
      <text:p text:style-name="P35"><text:placeholder text:placeholder-type="text">&lt;/for&gt;</text:placeholder></text:p>
      <text:p text:style-name="P35"><text:placeholder text:placeholder-type="text">&lt;/for&gt;</text:placeholder></text:p>
      <text:p text:style-name="P29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6cm" style:rel-column-width="19316*"/>
    </style:style>
    <style:style style:name="Table1.B" style:family="table-column">
      <style:table-column-properties style:column-width="2.82cm" style:rel-column-width="9728*"/>
    </style:style>
    <style:style style:name="Table1.D" style:family="table-column">
      <style:table-column-properties style:column-width="3.632cm" style:rel-column-width="12526*"/>
    </style:style>
    <style:style style:name="Table1.E" style:family="table-column">
      <style:table-column-properties style:column-width="4.128cm" style:rel-column-width="14237*"/>
    </style:style>
    <style:style style:name="Table1.1" style:family="table-row">
      <style:table-row-properties style:min-row-height="0.265cm"/>
    </style:style>
    <style:style style:name="Table1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101cm" fo:border="0.002cm solid #000000"/>
    </style:style>
    <style:style style:name="Table1.A2" style:family="table-cell">
      <style:table-cell-properties fo:padding="0.101cm" fo:border-left="0.002cm solid #000000" fo:border-right="none" fo:border-top="none" fo:border-bottom="0.002cm solid #000000"/>
    </style:style>
    <style:style style:name="Table1.E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8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M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7"><text:span text:style-name="Internet_20_link"><text:span text:style-name="MT6">CF: </text:span></text:span><text:span text:style-name="Internet_20_link"><text:span text:style-name="MT7"><text:placeholder text:placeholder-type="text">&lt;o.company_id.partner_id.fiscalcode or ''&gt;</text:placeholder></text:span></text:span></text:p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8">Causale del trasporto</text:p>
              <text:p text:style-name="MP9"/>
              <text:p text:style-name="MP10"><text:placeholder text:placeholder-type="text">&lt;o.stock_journal_id and o.stock_journal_id.name or ''&gt;</text:placeholder></text:p>
            </table:table-cell>
            <table:table-cell table:style-name="Table1.A1" table:number-columns-spanned="2" office:value-type="string">
              <text:p text:style-name="MP8">Porto</text:p>
              <text:p text:style-name="MP9"/>
              <text:p text:style-name="MP11"><text:placeholder text:placeholder-type="text">&lt;o.carriage_condition_id and o.carriage_condition_id.name or ''&gt;</text:placeholder></text:p>
              <text:p text:style-name="MP12"/>
            </table:table-cell>
            <table:covered-table-cell/>
            <table:table-cell table:style-name="Table1.A1" office:value-type="string">
              <text:p text:style-name="MP8">Aspetto esteriore dei beni</text:p>
              <text:p text:style-name="MP9"/>
              <text:p text:style-name="MP11"><text:placeholder text:placeholder-type="text">&lt;o.goods_description_id and o.goods_description_id.name or ''&gt;</text:placeholder></text:p>
            </table:table-cell>
            <table:table-cell table:style-name="Table1.E1" office:value-type="string">
              <text:p text:style-name="MP13">Firma incaricato del Trasporto</text:p>
            </table:table-cell>
          </table:table-row>
          <table:table-row table:style-name="Table1.1">
            <table:table-cell table:style-name="Table1.A2" office:value-type="string">
              <text:p text:style-name="MP8">Vettore</text:p>
              <text:p text:style-name="MP9"/>
              <text:p text:style-name="MP14"><text:placeholder text:placeholder-type="text">&lt;o.carrier_id and o.carrier_id.name or ''&gt;</text:placeholder></text:p>
              <text:p text:style-name="MP15"/>
            </table:table-cell>
            <table:table-cell table:style-name="Table1.A2" office:value-type="string">
              <text:p text:style-name="MP8">Nr. colli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8">Peso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17">Data <text:s/>Ora inizio trasporto</text:p>
              <text:p text:style-name="MP18"/>
              <text:p text:style-name="MP19"><text:placeholder text:placeholder-type="text">&lt;o.ddt_date and (formatLang(o.ddt_date[0:10], date=True)) or ''&gt;</text:placeholder> <text:placeholder text:placeholder-type="text">&lt;o.ddt_date and (o.ddt_date[10:]) or ''&gt;</text:placeholder></text:p>
              <text:p text:style-name="MP17"/>
            </table:table-cell>
            <table:table-cell table:style-name="Table1.E2" office:value-type="string">
              <text:p text:style-name="MP17">Firma destinatario</text:p>
              <text:p text:style-name="MP18"/>
              <text:p text:style-name="MP19"/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0"/>
              <text:p text:style-name="MP21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2">Ai sensi del D.Lgs. 196/2003 Vi informiamo che i Vs. dati saranno utilizzati esclusivamente per i fini connessi ai rapporti commerciali tra di noi in essere. </text:p>
              <text:p text:style-name="MP22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4-09-02T09:50:47</dc:date>
    <meta:editing-duration>PT2H17M7S</meta:editing-duration>
    <meta:editing-cycles>59</meta:editing-cycles>
    <meta:generator>OpenOffice.org/3.4.1$Unix OpenOffice.org_project/341m1$Build-9593</meta:generator>
    <meta:document-statistic meta:table-count="6" meta:image-count="0" meta:object-count="0" meta:page-count="2" meta:paragraph-count="70" meta:word-count="379" meta:character-count="3927"/>
  </office:meta>
</office:document-meta>
</file>